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sans-serif" fo:font-size="52.5pt"/>
    </style:style>
    <style:style style:name="P2" style:family="paragraph" style:parent-style-name="Standard">
      <style:text-properties style:font-name="sans-serif" fo:font-size="17.25pt"/>
    </style:style>
    <style:style style:name="P3" style:family="paragraph" style:parent-style-name="Standard">
      <style:text-properties style:font-name="sans-serif" fo:font-size="17.25pt" officeooo:rsid="00080a1d" officeooo:paragraph-rsid="00080a1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section text:style-name="Sect1" text:name="outerContainer">
        <text:section text:style-name="Sect1" text:name="sidebarContainer">
          <text:p text:style-name="Standard"/>
          <text:section text:style-name="Sect1" text:name="toolbarSidebar">
            <text:p text:style-name="Standard"/>
          </text:section>
        </text:section>
      </text:section>
      <text:section text:style-name="Sect1" text:name="Section1">
        <text:p text:style-name="Standard"><text:bookmark text:name="sidebarContainer"/></text:p>
        <text:section text:style-name="Sect1" text:name="sidebarContent">
          <text:p text:style-name="Standard"/>
          <text:section text:style-name="Sect1" text:name="thumbnailView">
            <text:p text:style-name="Standard"/>
          </text:section>
        </text:section>
      </text:section>
      <text:section text:style-name="Sect1" text:name="mainContainer">
        <text:p text:style-name="Standard"/>
        <text:section text:style-name="Sect1" text:name="toolbarContainer">
          <text:p text:style-name="Standard"/>
          <text:section text:style-name="Sect1" text:name="toolbarViewer">
            <text:p text:style-name="Standard"/>
            <text:section text:style-name="Sect1" text:name="toolbarViewerLeft">
              <text:p text:style-name="Standard"/>
            </text:section>
          </text:section>
        </text:section>
      </text:section>
      <text:section text:style-name="Sect1" text:name="toolbarViewerRight">
        <text:p text:style-name="Standard"/>
      </text:section>
      <text:section text:style-name="Sect1" text:name="toolbarViewerMiddle">
        <text:p text:style-name="Standard"/>
      </text:section>
      <text:section text:style-name="Sect1" text:name="Section2">
        <text:p text:style-name="Standard"><text:bookmark text:name="toolbarContainer"/></text:p>
      </text:section>
      <text:section text:style-name="Sect1" text:name="viewerContainer">
        <text:p text:style-name="Standard"/>
        <text:section text:style-name="Sect1" text:name="viewer">
          <text:p text:style-name="Standard"/>
        </text:section>
      </text:section>
      <text:p text:style-name="P1">Calling Methods</text:p>
      <text:p text:style-name="P1">Checkpoint</text:p>
      <text:p text:style-name="P2">1. Write code to call the printMessage method shown below</text:p>
      <text:p text:style-name="P2">void printMessage() { </text:p>
      <text:p text:style-name="P2">System.out.println("message");</text:p>
      <text:p text:style-name="P2">} </text:p>
      <text:p text:style-name="P3">printMessage()</text:p>
      <text:p text:style-name="P2"/>
      <text:p text:style-name="P2"/>
      <text:p text:style-name="P2">2. Write code to call the setName method shown below</text:p>
      <text:p text:style-name="P2">void setName(String name) { </text:p>
      <text:p text:style-name="P2">this.name = name;</text:p>
      <text:p text:style-name="P2">} </text:p>
      <text:p text:style-name="P3">setName(“nothing”)</text:p>
      <text:p text:style-name="P2"/>
      <text:p text:style-name="P2"/>
      <text:p text:style-name="P2"/>
      <text:p text:style-name="P2"><text:soft-page-break/>3. Write code to call the getNumber method shown below</text:p>
      <text:p text:style-name="P2">int getNumber() { </text:p>
      <text:p text:style-name="P2">return number;</text:p>
      <text:p text:style-name="P2">} </text:p>
      <text:p text:style-name="P3">int a = getNumber();</text:p>
      <text:section text:style-name="Sect1" text:name="Section3">
        <text:p text:style-name="Standard"><text:bookmark text:name="outerContainer"/></text:p>
        <text:section text:style-name="Sect1" text:name="Section4">
          <text:p text:style-name="Standard"><text:bookmark text:name="mainContainer"/>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8:24:27.681517726</meta:creation-date>
    <dc:date>2018-09-19T18:33:14.327406801</dc:date>
    <meta:editing-duration>PT8M47S</meta:editing-duration>
    <meta:editing-cycles>1</meta:editing-cycles>
    <meta:document-statistic meta:table-count="0" meta:image-count="0" meta:object-count="0" meta:page-count="2" meta:paragraph-count="17" meta:word-count="58" meta:character-count="375" meta:non-whitespace-character-count="328"/>
    <meta:generator>LibreOffice/5.1.6.2$Linux_X86_64 LibreOffice_project/10m0$Build-2</meta:generator>
  </office:meta>
</office:document-meta>
</file>